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4.604cm"/>
    </style:style>
    <style:style style:name="Tabela1.B" style:family="table-column">
      <style:table-column-properties style:column-width="6.906cm"/>
    </style:style>
    <style:style style:name="Tabela1.C" style:family="table-column">
      <style:table-column-properties style:column-width="5.503cm"/>
    </style:style>
    <style:style style:name="Tabela1.A1" style:family="table-cell">
      <style:table-cell-properties fo:padding="0cm" fo:border="none" style:writing-mode="page"/>
    </style:style>
    <style:style style:name="Tabela1.A2" style:family="table-cell">
      <style:table-cell-properties style:vertical-align="middle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0aa39a" officeooo:paragraph-rsid="000aa39a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Liberation Serif"/>
    </style:style>
    <style:style style:name="P3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Liberation Serif"/>
    </style:style>
    <style:style style:name="P4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000000" loext:opacity="100%" style:font-name="Liberation Serif"/>
    </style:style>
    <style:style style:name="P5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000000" loext:opacity="100%" style:font-name="Liberation Serif" officeooo:paragraph-rsid="000e279a"/>
    </style:style>
    <style:style style:name="P6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000000" loext:opacity="100%" style:font-name="Liberation Serif" officeooo:paragraph-rsid="000f6fe9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Text_20_body">
      <style:text-properties officeooo:rsid="0011eb7e" officeooo:paragraph-rsid="0011eb7e"/>
    </style:style>
    <style:style style:name="P9" style:family="paragraph" style:parent-style-name="Text_20_body">
      <style:paragraph-properties fo:text-align="center" style:justify-single-word="false"/>
      <style:text-properties officeooo:rsid="0011eb7e" officeooo:paragraph-rsid="0011eb7e"/>
    </style:style>
    <style:style style:name="P10" style:family="paragraph" style:parent-style-name="Text_20_body">
      <style:paragraph-properties fo:text-align="center" style:justify-single-word="false"/>
      <style:text-properties fo:color="#000000" loext:opacity="100%" style:font-name="Liberation Serif" officeooo:paragraph-rsid="0011eb7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fo:font-size="12pt" fo:letter-spacing="normal" fo:font-style="normal" fo:font-weight="normal"/>
    </style:style>
    <style:style style:name="T2" style:family="text">
      <style:text-properties fo:font-variant="normal" fo:text-transform="none" fo:color="#2d3b45" loext:opacity="100%" style:font-name="Lato Extended" fo:letter-spacing="normal" fo:font-style="normal" fo:font-weight="normal"/>
    </style:style>
    <style:style style:name="T3" style:family="text">
      <style:text-properties fo:font-variant="normal" fo:text-transform="none" fo:color="#2d3b45" loext:opacity="100%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officeooo:rsid="0011eb7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01cm" fo:border="0.06pt solid #000000" draw:wrap-influence-on-position="once-concurrent" loext:allow-overlap="true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svg:stroke-color="#000000" draw:fill="none" draw:fill-color="#000000" draw:textarea-horizontal-align="justify" draw:textarea-vertical-align="middle" draw:auto-grow-height="false" fo:min-height="1.797cm" fo:min-width="3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 style:parent-style-name="Frame">
      <style:graphic-properties svg:stroke-color="#000000" draw:fill="none" draw:fill-color="#000000" draw:textarea-horizontal-align="justify" draw:textarea-vertical-align="middle" draw:auto-grow-height="false" fo:min-height="1.799cm" fo:min-width="3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 style:parent-style-name="Frame">
      <style:graphic-properties svg:stroke-color="#000000" draw:fill="none" draw:fill-color="#000000" draw:textarea-horizontal-align="justify" draw:textarea-vertical-align="middle" draw:auto-grow-height="false" fo:min-height="1.796cm" fo:min-width="3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Henrique Britz Hahn </text:p>
      <text:p text:style-name="P10"><text:span text:style-name="T5">TDE – </text:span><text:span text:style-name="T4">Carreiras em Informática e disciplinas do seu curso</text:span>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2028070183840">
          <table:table-cell table:style-name="Tabela1.A1" office:value-type="string">
            <text:p text:style-name="P1">Curso analisado</text:p>
          </table:table-cell>
          <table:table-cell table:style-name="Tabela1.A1" office:value-type="string">
            <text:p text:style-name="P1">Disciplinas</text:p>
          </table:table-cell>
          <table:table-cell table:style-name="Tabela1.A1" office:value-type="string">
            <text:p text:style-name="P1">Carreira associada</text:p>
          </table:table-cell>
        </table:table-row>
        <table:table-row table:style-name="TableLine2028070189824">
          <table:table-cell table:style-name="Tabela1.A2" office:value-type="string">
            <text:p text:style-name="P2">Ciência da Computação </text:p>
          </table:table-cell>
          <table:table-cell table:style-name="Tabela1.A2" office:value-type="string">
            <text:p text:style-name="P6">Algoritmos e Estrutura de Dados I</text:p>
            <text:p text:style-name="P5">Banco de Dados</text:p>
            <text:p text:style-name="P6">Fundamentos de Banco de Dados</text:p>
            <text:p text:style-name="P4">Programação de Computadores I</text:p>
            <text:p text:style-name="P4">Programação de Computadores II</text:p>
          </table:table-cell>
          <table:table-cell table:style-name="Tabela1.A2" office:value-type="string">
            <text:p text:style-name="P3"><text:span text:style-name="T1">Administrador de banco de dados (DBA)</text:span> </text:p>
          </table:table-cell>
        </table:table-row>
      </table:table>
      <text:p text:style-name="Standard"/>
      <text:p text:style-name="Standard"><draw:frame draw:style-name="fr1" draw:name="Quadro1" text:anchor-type="paragraph" svg:x="0.06cm" svg:y="1.101cm" svg:width="16.965cm" draw:z-index="0"><draw:text-box fo:min-height="7.054cm"><text:p text:style-name="Frame_20_contents"><draw:polyline text:anchor-type="paragraph" draw:z-index="9" draw:name="Linha 2" draw:style-name="gr1" draw:text-style-name="P11" svg:width="2.811cm" svg:height="1.408cm" draw:transform="rotate (-0.71750485549487) translate (4.48240409962362cm 2.95183627070294cm)" svg:viewBox="0 0 2812 1409" draw:points="0,373 428,0 1625,1409 2812,373"><text:p/></draw:polyline></text:p></draw:text-box></draw:frame><draw:custom-shape text:anchor-type="paragraph" draw:z-index="5" draw:name="Forma 10" draw:style-name="gr2" draw:text-style-name="P12" svg:width="3.917cm" svg:height="1.798cm" svg:x="0.483cm" svg:y="3.662cm"><text:p text:style-name="P7">Programação de Computadores I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name="Forma 9" draw:style-name="gr3" draw:text-style-name="P12" svg:width="3.917cm" svg:height="1.8cm" svg:x="6.41cm" svg:y="1.863cm"><text:p text:style-name="P7">Programação de Computadores II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name="Forma 7" draw:style-name="gr2" draw:text-style-name="P12" svg:width="3.917cm" svg:height="1.798cm" svg:x="12.575cm" svg:y="5.457cm"><text:p text:style-name="P7">Banco de Dado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name="Forma 6" draw:style-name="gr2" draw:text-style-name="P12" svg:width="3.917cm" svg:height="1.798cm" svg:x="12.548cm" svg:y="1.836cm"><text:p text:style-name="P7">Algoritmos e Estrutura de Dados I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Forma 8" draw:style-name="gr4" draw:text-style-name="P12" svg:width="3.917cm" svg:height="1.796cm" svg:x="6.516cm" svg:y="5.457cm"><text:p text:style-name="P7">Fundamentos de Banco de Dados</text:p><draw:enhanced-geometry svg:viewBox="0 0 21600 21600" draw:mirror-vertical="false" draw:glue-points="10800 0 0 10800 10800 21600 21600 10800" draw:type="flowchart-process" draw:enhanced-path="M 0 0 L 21600 0 21600 21600 0 21600 0 0 Z N"/></draw:custom-shape><draw:line text:anchor-type="paragraph" draw:z-index="7" draw:name="Linha 3" draw:style-name="gr1" draw:text-style-name="P11" svg:x1="10.324cm" svg:y1="2.769cm" svg:x2="12.548cm" svg:y2="2.769cm"><text:p/></draw:line></text:p>
      <text:p text:style-name="Standard"><draw:line text:anchor-type="paragraph" draw:z-index="8" draw:name="Linha 4" draw:style-name="gr1" draw:text-style-name="P11" svg:x1="10.432cm" svg:y1="5.828cm" svg:x2="12.575cm" svg:y2="5.828cm"><text:p/></draw:line><draw:polyline text:anchor-type="paragraph" draw:z-index="6" draw:name="Linha 1" draw:style-name="gr1" draw:text-style-name="P11" svg:width="2.628cm" svg:height="1.282cm" draw:transform="rotate (0.699877030049726) translate (3.80852596588654cm 3.24797182844752cm)" svg:viewBox="0 0 2629 1283" draw:points="0,917 434,1283 1540,0 2629,917"><text:p/></draw:poly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stilo_20_padrão_20_de_20_desenho" style:display-name="Estilo padrão de desenho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Formas" style:family="paragraph" style:parent-style-name="Figur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Padrão_7e_LT_7e_Gliederung_20_1" style:display-name="Padrão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racteres_20_de_20_nota_20_de_20_rodapé" style:display-name="Caracteres de nota de rodapé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aracteres_20_de_20_nota_20_de_20_fim" style:display-name="Caracteres de nota de fim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nk_20_da_20_internet_20_visitado" style:display-name="Link da internet visitado" style:family="paragraph" style:default-outline-level=""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1:16:02.320000000</meta:creation-date>
    <dc:date>2022-03-20T17:04:06.995000000</dc:date>
    <meta:editing-duration>PT14M35S</meta:editing-duration>
    <meta:editing-cycles>4</meta:editing-cycles>
    <meta:generator>LibreOffice/7.2.3.2$Windows_X86_64 LibreOffice_project/d166454616c1632304285822f9c83ce2e660fd92</meta:generator>
    <meta:document-statistic meta:table-count="1" meta:image-count="0" meta:object-count="0" meta:page-count="1" meta:paragraph-count="17" meta:word-count="70" meta:character-count="451" meta:non-whitespace-character-count="394"/>
  </office:meta>
</office:document-meta>
</file>